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5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/>
      <style:text-properties fo:color="#eeeeee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Inicio</text:p>
          </table:table-cell>
          <table:table-cell table:style-name="ce1" office:value-type="string" calcext:value-type="string">
            <text:p>Fina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isis de requisitos</text:p>
          </table:table-cell>
          <table:table-cell table:number-columns-repeated="2" office:value-type="date" office:date-value="2019-03-04" calcext:value-type="date">
            <text:p>04/03/19</text:p>
          </table:table-cell>
          <table:table-cell office:value-type="string" calcext:value-type="string" table:number-columns-spanned="3" table:number-rows-spanned="1">
            <text:p>4 H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office:value-type="date" office:date-value="2019-03-06" calcext:value-type="date">
            <text:p>06/03/19</text:p>
          </table:table-cell>
          <table:table-cell office:value-type="date" office:date-value="2019-03-07" calcext:value-type="date">
            <text:p>07/03/19</text:p>
          </table:table-cell>
          <table:table-cell office:value-type="string" calcext:value-type="string" table:number-columns-spanned="3" table:number-rows-spanned="4">
            <text:p>12 H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<text:s/>→ <text:s/>Aspecto Gráfico</text:p>
          </table:table-cell>
          <table:table-cell office:value-type="date" office:date-value="2019-03-08" calcext:value-type="date">
            <text:p>08/03/19</text:p>
          </table:table-cell>
          <table:table-cell office:value-type="date" office:date-value="2019-03-10" calcext:value-type="date">
            <text:p>10/03/19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<text:s/>→ Base de datos</text:p>
          </table:table-cell>
          <table:table-cell office:value-type="date" office:date-value="2019-03-10" calcext:value-type="date">
            <text:p>10/03/19</text:p>
          </table:table-cell>
          <table:table-cell office:value-type="date" office:date-value="2019-03-11" calcext:value-type="date">
            <text:p>11/03/19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<text:s/>→ Arquitectura de la aplicación</text:p>
          </table:table-cell>
          <table:table-cell office:value-type="date" office:date-value="2019-03-12" calcext:value-type="date">
            <text:p>12/03/19</text:p>
          </table:table-cell>
          <table:table-cell office:value-type="date" office:date-value="2019-03-20" calcext:value-type="date">
            <text:p>20/03/19</text:p>
          </table:table-cell>
          <table:covered-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office:value-type="date" office:date-value="2019-03-08" calcext:value-type="date">
            <text:p>08/03/19</text:p>
          </table:table-cell>
          <table:table-cell office:value-type="date" office:date-value="2019-04-19" calcext:value-type="date">
            <text:p>19/04/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cumentación</text:p>
          </table:table-cell>
          <table:table-cell office:value-type="date" office:date-value="2019-04-21" calcext:value-type="date">
            <text:p>21/04/19</text:p>
          </table:table-cell>
          <table:table-cell office:value-type="date" office:date-value="2019-04-25" calcext:value-type="date">
            <text:p>25/04/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uebas</text:p>
          </table:table-cell>
          <table:table-cell office:value-type="date" office:date-value="2019-03-04" calcext:value-type="date">
            <text:p>04/03/19</text:p>
          </table:table-cell>
          <table:table-cell office:value-type="date" office:date-value="2019-04-29" calcext:value-type="date">
            <text:p>29/04/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entacion del proyecto</text:p>
          </table:table-cell>
          <table:table-cell office:value-type="date" office:date-value="2019-06-03" calcext:value-type="date">
            <text:p>03/06/19</text:p>
          </table:table-cell>
          <table:table-cell table:style-name="Default"/>
          <table:table-cell office:value-type="string" calcext:value-type="string" table:number-columns-spanned="3" table:number-rows-spanned="1">
            <text:p>30 min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18:41.461155602</meta:creation-date>
    <dc:date>2019-05-15T16:06:36.370354799</dc:date>
    <meta:editing-duration>PT6M44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